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<text:tab/><text:tab/>12<text:tab/><text:tab/></text:p>
      <text:p text:style-name="Standard">13<text:tab/><text:tab/>49<text:tab/><text:tab/>दो त्रिभुज है एक बड़ा त्रिभुज है एक छोटा त्रिभुज है</text:p>
      <text:p text:style-name="Standard">50<text:tab/><text:tab/>96<text:tab/><text:tab/>और दोनो के कोण से कोण जुड़े हुए हैं</text:p>
      <text:p text:style-name="Standard">97<text:tab/><text:tab/>103<text:tab/><text:tab/></text:p>
      <text:p text:style-name="Standard">104<text:tab/><text:tab/>183<text:tab/><text:tab/>और दोनो त्रिभुज अभी एक ही डब्बे के अंदर हैं और बड़ा त्रिभुज बाहर चला गया</text:p>
      <text:p text:style-name="Standard">184<text:tab/><text:tab/>192</text:p>
      <text:p text:style-name="Standard">193<text:tab/><text:tab/>230<text:tab/><text:tab/>और छोटे त्रिभुज को बाहर जाने से रोक रहा है</text:p>
      <text:p text:style-name="Standard">231<text:tab/><text:tab/>239<text:tab/><text:tab/></text:p>
      <text:p text:style-name="Standard">240<text:tab/><text:tab/>360<text:tab/><text:tab/>और अब बड़ा वाला त्रिभुज बाहर है और वो छोटे त्रिभुज को बाहर ले जाने की कोशिश कर रहा है बाहर धकेल रहा है</text:p>
      <text:p text:style-name="Standard">361<text:tab/><text:tab/>370</text:p>
      <text:p text:style-name="Standard">371<text:tab/><text:tab/>380<text:tab/><text:tab/>और</text:p>
      <text:p text:style-name="Standard">381<text:tab/><text:tab/>400<text:tab/><text:tab/></text:p>
      <text:p text:style-name="Standard">401<text:tab/><text:tab/>475<text:tab/><text:tab/>और अब बड़े त्रिभुज ने छोटे त्रिभुज को बाहर निकल दिया और रास्ता रोक कर खड़ा हुआ है</text:p>
      <text:p text:style-name="Standard">476<text:tab/><text:tab/>495<text:tab/><text:tab/></text:p>
      <text:p text:style-name="Standard">496<text:tab/><text:tab/>515<text:tab/><text:tab/>और अब</text:p>
      <text:p text:style-name="Standard">516<text:tab/><text:tab/>535</text:p>
      <text:p text:style-name="Standard">536<text:tab/><text:tab/>598<text:tab/><text:tab/>दोनो के कोण से कोण मिले हुए हैं और दोनो त्रिभुज घूम रहे हैं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wakar Chauhan</meta:initial-creator>
    <meta:creation-date>2013-01-19T21:47:57</meta:creation-date>
    <dc:date>2013-01-19T23:18:41</dc:date>
    <dc:creator>Diwakar Chauhan</dc:creator>
    <meta:editing-duration>PT1H15M24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" meta:paragraph-count="17" meta:word-count="139" meta:character-count="456" meta:non-whitespace-character-count="298"/>
  </office:meta>
</office:document-meta>
</file>